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1" fo:font-size="12pt" fo:language="en" fo:country="US" style:font-size-asian="12pt" style:font-size-complex="12pt"/>
    </style:style>
    <style:style style:name="P2" style:family="paragraph" style:parent-style-name="Text_20_body">
      <style:text-properties style:font-name="Arial1" fo:font-size="12pt" fo:language="en" fo:country="US" officeooo:rsid="0008c007" officeooo:paragraph-rsid="0008c007" style:font-size-asian="12pt" style:font-size-complex="12pt"/>
    </style:style>
    <style:style style:name="P3" style:family="paragraph" style:parent-style-name="Text_20_body">
      <style:text-properties style:font-name="Arial1" fo:font-size="12pt" fo:language="en" fo:country="US" officeooo:rsid="0009f67c" officeooo:paragraph-rsid="0009f67c" style:font-size-asian="12pt" style:font-size-complex="12pt"/>
    </style:style>
    <style:style style:name="P4"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1" fo:font-size="12pt" fo:letter-spacing="normal" fo:language="en" fo:country="US" fo:font-style="normal" style:text-underline-style="none" fo:font-weight="normal" style:text-blinking="false" fo:background-color="transparent" style:font-size-asian="12pt" style:font-size-complex="12pt"/>
    </style:style>
    <style:style style:name="T1" style:family="text">
      <style:text-properties officeooo:rsid="0008c0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pan text:style-name="T1">image of components</text:span></text:p>
      <text:p text:style-name="P4"/>
      <text:p text:style-name="P4"><text:bookmark text:name="docs-internal-guid-43a7cee2-f33f-3574-3299-a2c71ea85b84"/>Web Application: client side component for the application via web browser</text:p>
      <text:p text:style-name="P4">Mobile Application: client side component for the application via mobile device</text:p>
      <text:p text:style-name="P4">SessionManager: handle<text:span text:style-name="T1">s</text:span> login, sign up and <text:span text:style-name="T1">general </text:span>account functionalities</text:p>
      <text:p text:style-name="P4">NotificationManager: handle<text:span text:style-name="T1">s</text:span> notifications for weather forecast, incoming routes and account recovering <text:span text:style-name="T1">by phone number</text:span></text:p>
      <text:p text:style-name="P4">CalendarManager: handle<text:span text:style-name="T1">s</text:span> the calendar and <text:span text:style-name="T1">its </text:span>appointments</text:p>
      <text:p text:style-name="P4">RouteManager: handle<text:span text:style-name="T1">s</text:span> routes <text:span text:style-name="T1">and their generation</text:span></text:p>
      <text:p text:style-name="P4">ReportManager: handle<text:span text:style-name="T1">s</text:span> functionalities for reporting issues and suggestions</text:p>
      <text:p text:style-name="P4">PreferenceManager: handle<text:span text:style-name="T1">s</text:span> the settings of the user, <text:span text:style-name="T1">in particular for route computation</text:span></text:p>
      <text:p text:style-name="P4">SMS Gateway: service for sending SMS</text:p>
      <text:p text:style-name="P4">Push Gateway: service for <text:span text:style-name="T1">sending </text:span>push notifications</text:p>
      <text:p text:style-name="P4">Weather Services: external API for weather forecast</text:p>
      <text:p text:style-name="P4">Map Services: external API for maps</text:p>
      <text:p text:style-name="P4">Route Services: external API for routing</text:p>
      <text:p text:style-name="P4">Database: the database of the system</text:p>
      <text:p text:style-name="P1"/>
      <text:p text:style-name="P2">The SessionManager exposes an interface for client users and it is a sort of dispatcher of the requests, since the available functionalities are different for registered users and normal users.</text:p>
      <text:p text:style-name="P2"/>
      <text:p text:style-name="P3">All the functionalities of the system are divided among the corresponding manager. The need some external services for fulfilling their task, which are represented as external components. Other external components are the Push Gateway and the SMS Gateway, which are not mandatory but provide a better user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3:55:10.521000000</meta:creation-date>
    <dc:date>2017-11-25T14:51:51.846000000</dc:date>
    <meta:editing-duration>PT4M2S</meta:editing-duration>
    <meta:editing-cycles>3</meta:editing-cycles>
    <meta:generator>LibreOffice/5.4.1.2$Windows_x86 LibreOffice_project/ea7cb86e6eeb2bf3a5af73a8f7777ac570321527</meta:generator>
    <meta:document-statistic meta:table-count="0" meta:image-count="0" meta:object-count="0" meta:page-count="1" meta:paragraph-count="17" meta:word-count="198" meta:character-count="1398" meta:non-whitespace-character-count="1217"/>
  </office:meta>
</office:document-meta>
</file>